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70b7b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9cf5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1433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7e967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5.24cm" svg:x="1cm" svg:y="3.54cm">
          <text:p text:style-name="P1">O</text:p>
          <text:p text:style-name="P1">R</text:p>
          <text:p text:style-name="P1">1</text:p>
          <text:p text:style-name="P1">2</text:p>
          <text:p text:style-name="P1">0</text:p>
          <text:p text:style-name="P1">0</text:p>
          <text:p text:style-name="P1"/>
          <text:p text:style-name="P1"><text:span text:style-name="T1">W</text:span></text:p>
          <text:p text:style-name="P1"><text:span text:style-name="T1">B</text:span></text:p>
          <text:p text:style-name="P1"><text:span text:style-name="T1"/></text:p>
          <text:p text:style-name="P1"><text:span text:style-name="T1">D</text:span></text:p>
          <text:p text:style-name="P1"><text:span text:style-name="T1">A</text:span></text:p>
          <text:p text:style-name="P1"><text:span text:style-name="T1">T</text:span></text:p>
          <text:p text:style-name="P1"><text:span text:style-name="T1">A</text:span></text:p>
          <text:p text:style-name="P1"><text:span text:style-name="T1"/></text:p>
          <text:p text:style-name="P1"><text:span text:style-name="T1">I</text:span></text:p>
          <text:p text:style-name="P1"><text:span text:style-name="T1">N</text:span></text:p>
          <text:p text:style-name="P1"><text:span text:style-name="T1">T</text:span></text:p>
          <text:p text:style-name="P1"><text:span text:style-name="T1">E</text:span></text:p>
          <text:p text:style-name="P1"><text:span text:style-name="T1">R</text:span></text:p>
          <text:p text:style-name="P1"><text:span text:style-name="T1">F</text:span></text:p>
          <text:p text:style-name="P1"><text:span text:style-name="T1">A</text:span></text:p>
          <text:p text:style-name="P1"><text:span text:style-name="T1">C</text:span></text:p>
          <text:p text:style-name="P1"><text:span text:style-name="T1">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5.24cm" svg:x="25.67cm" svg:y="3.54cm">
          <text:p text:style-name="P1">A</text:p>
          <text:p text:style-name="P1">M</text:p>
          <text:p text:style-name="P1">B</text:p>
          <text:p text:style-name="P1">A</text:p>
          <text:p text:style-name="P1"/>
          <text:p text:style-name="P1">A</text:p>
          <text:p text:style-name="P1">H</text:p>
          <text:p text:style-name="P1">B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3.335cm" svg:x="11.795cm" svg:y="4.175cm">
          <text:p text:style-name="P1">Data</text:p>
          <text:p text:style-name="P1">Bridge</text:p>
          <draw:enhanced-geometry svg:viewBox="0 0 21600 21600" draw:type="rectangle" draw:enhanced-path="M 0 0 L 21600 0 21600 21600 0 21600 0 0 Z N"/>
        </draw:custom-shape>
        <draw:frame draw:style-name="gr5" draw:layer="layout" svg:width="1.905cm" svg:height="1.187cm" svg:x="4.81cm" svg:y="17.51cm">
          <draw:text-box>
            <text:p/>
          </draw:text-box>
        </draw:frame>
        <draw:line draw:style-name="gr6" draw:text-style-name="P1" draw:layer="layout" svg:x1="15.605cm" svg:y1="14.335cm" svg:x2="25.765cm" svg:y2="14.335cm">
          <text:p/>
        </draw:line>
        <draw:line draw:style-name="gr6" draw:text-style-name="P1" draw:layer="layout" svg:x1="15.605cm" svg:y1="13.7cm" svg:x2="25.765cm" svg:y2="13.7cm">
          <text:p/>
        </draw:line>
        <draw:line draw:style-name="gr6" draw:text-style-name="P1" draw:layer="layout" svg:x1="15.605cm" svg:y1="13.065cm" svg:x2="25.765cm" svg:y2="13.065cm">
          <text:p/>
        </draw:line>
        <draw:line draw:style-name="gr6" draw:text-style-name="P1" draw:layer="layout" svg:x1="15.605cm" svg:y1="14.335cm" svg:x2="25.765cm" svg:y2="14.335cm">
          <text:p/>
        </draw:line>
        <draw:line draw:style-name="gr6" draw:text-style-name="P1" draw:layer="layout" svg:x1="15.605cm" svg:y1="11.795cm" svg:x2="25.765cm" svg:y2="11.795cm">
          <text:p/>
        </draw:line>
        <draw:line draw:style-name="gr6" draw:text-style-name="P1" draw:layer="layout" svg:x1="15.605cm" svg:y1="11.16cm" svg:x2="25.765cm" svg:y2="11.16cm">
          <text:p/>
        </draw:line>
        <draw:line draw:style-name="gr6" draw:text-style-name="P1" draw:layer="layout" svg:x1="15.605cm" svg:y1="12.43cm" svg:x2="25.765cm" svg:y2="12.43cm">
          <text:p/>
        </draw:line>
        <draw:line draw:style-name="gr6" draw:text-style-name="P1" draw:layer="layout" svg:x1="25.765cm" svg:y1="10.525cm" svg:x2="15.605cm" svg:y2="10.525cm">
          <text:p/>
        </draw:line>
        <draw:line draw:style-name="gr6" draw:text-style-name="P1" draw:layer="layout" svg:x1="25.765cm" svg:y1="9.255cm" svg:x2="15.605cm" svg:y2="9.255cm">
          <text:p/>
        </draw:line>
        <draw:frame draw:style-name="gr7" draw:text-style-name="P2" draw:layer="layout" svg:width="2.54cm" svg:height="0.662cm" svg:x="22.59cm" svg:y="10.525cm">
          <draw:text-box>
            <text:p><text:span text:style-name="T2">hready</text:span></text:p>
          </draw:text-box>
        </draw:frame>
        <draw:frame draw:style-name="gr7" draw:text-style-name="P2" draw:layer="layout" svg:width="2.54cm" svg:height="0.662cm" svg:x="22.59cm" svg:y="13.7cm">
          <draw:text-box>
            <text:p><text:span text:style-name="T2">hwrite</text:span></text:p>
          </draw:text-box>
        </draw:frame>
        <draw:frame draw:style-name="gr7" draw:text-style-name="P2" draw:layer="layout" svg:width="2.54cm" svg:height="0.662cm" svg:x="22.59cm" svg:y="13.065cm">
          <draw:text-box>
            <text:p><text:span text:style-name="T2">hsize</text:span></text:p>
          </draw:text-box>
        </draw:frame>
        <draw:frame draw:style-name="gr7" draw:text-style-name="P2" draw:layer="layout" svg:width="2.54cm" svg:height="0.662cm" svg:x="22.59cm" svg:y="12.43cm">
          <draw:text-box>
            <text:p><text:span text:style-name="T2">hburst</text:span></text:p>
          </draw:text-box>
        </draw:frame>
        <draw:frame draw:style-name="gr7" draw:text-style-name="P2" draw:layer="layout" svg:width="2.54cm" svg:height="0.662cm" svg:x="22.59cm" svg:y="11.795cm">
          <draw:text-box>
            <text:p><text:span text:style-name="T2">hwdata</text:span></text:p>
          </draw:text-box>
        </draw:frame>
        <draw:frame draw:style-name="gr7" draw:text-style-name="P2" draw:layer="layout" svg:width="2.54cm" svg:height="0.662cm" svg:x="22.59cm" svg:y="11.133cm">
          <draw:text-box>
            <text:p><text:span text:style-name="T2">hrdata</text:span></text:p>
          </draw:text-box>
        </draw:frame>
        <draw:frame draw:style-name="gr7" draw:text-style-name="P2" draw:layer="layout" svg:width="2.54cm" svg:height="0.662cm" svg:x="22.59cm" svg:y="9.863cm">
          <draw:text-box>
            <text:p><text:span text:style-name="T2">hresp</text:span></text:p>
          </draw:text-box>
        </draw:frame>
        <draw:frame draw:style-name="gr7" draw:text-style-name="P2" draw:layer="layout" svg:width="2.54cm" svg:height="0.662cm" svg:x="23.225cm" svg:y="4.81cm">
          <draw:text-box>
            <text:p><text:span text:style-name="T2">hclk</text:span></text:p>
          </draw:text-box>
        </draw:frame>
        <draw:line draw:style-name="gr6" draw:text-style-name="P1" draw:layer="layout" svg:x1="15.605cm" svg:y1="14.97cm" svg:x2="25.765cm" svg:y2="14.97cm">
          <text:p/>
        </draw:line>
        <draw:frame draw:style-name="gr7" draw:text-style-name="P2" draw:layer="layout" svg:width="2.54cm" svg:height="0.662cm" svg:x="22.59cm" svg:y="14.943cm">
          <draw:text-box>
            <text:p><text:span text:style-name="T2">haddr</text:span></text:p>
          </draw:text-box>
        </draw:frame>
        <draw:frame draw:style-name="gr7" draw:text-style-name="P2" draw:layer="layout" svg:width="2.54cm" svg:height="0.662cm" svg:x="22.59cm" svg:y="14.335cm">
          <draw:text-box>
            <text:p><text:span text:style-name="T2">htrans</text:span></text:p>
          </draw:text-box>
        </draw:frame>
        <draw:frame draw:style-name="gr7" draw:text-style-name="P2" draw:layer="layout" svg:width="2.54cm" svg:height="0.662cm" svg:x="22.59cm" svg:y="8.62cm">
          <draw:text-box>
            <text:p><text:span text:style-name="T2">hgrant</text:span></text:p>
          </draw:text-box>
        </draw:frame>
        <draw:line draw:style-name="gr6" draw:text-style-name="P1" draw:layer="layout" svg:x1="15.605cm" svg:y1="15.605cm" svg:x2="25.765cm" svg:y2="15.605cm">
          <text:p/>
        </draw:line>
        <draw:frame draw:style-name="gr7" draw:text-style-name="P2" draw:layer="layout" svg:width="2.54cm" svg:height="0.662cm" svg:x="22.59cm" svg:y="15.578cm">
          <draw:text-box>
            <text:p><text:span text:style-name="T2">hbusreq</text:span></text:p>
          </draw:text-box>
        </draw:frame>
        <draw:frame draw:style-name="gr7" draw:text-style-name="P2" draw:layer="layout" svg:width="2.54cm" svg:height="0.662cm" svg:x="15.605cm" svg:y="15.605cm">
          <draw:text-box>
            <text:p><text:span text:style-name="T2">*_hbusreq</text:span></text:p>
          </draw:text-box>
        </draw:frame>
        <draw:frame draw:style-name="gr7" draw:text-style-name="P2" draw:layer="layout" svg:width="2.54cm" svg:height="0.662cm" svg:x="15.605cm" svg:y="14.97cm">
          <draw:text-box>
            <text:p><text:span text:style-name="T2">*_haddr</text:span></text:p>
          </draw:text-box>
        </draw:frame>
        <draw:frame draw:style-name="gr7" draw:text-style-name="P2" draw:layer="layout" svg:width="2.54cm" svg:height="0.662cm" svg:x="15.605cm" svg:y="14.335cm">
          <draw:text-box>
            <text:p><text:span text:style-name="T2">*_htrans</text:span></text:p>
          </draw:text-box>
        </draw:frame>
        <draw:frame draw:style-name="gr7" draw:text-style-name="P2" draw:layer="layout" svg:width="2.54cm" svg:height="0.662cm" svg:x="15.605cm" svg:y="13.7cm">
          <draw:text-box>
            <text:p><text:span text:style-name="T2">*_hwrite</text:span></text:p>
          </draw:text-box>
        </draw:frame>
        <draw:frame draw:style-name="gr7" draw:text-style-name="P2" draw:layer="layout" svg:width="2.54cm" svg:height="0.662cm" svg:x="15.605cm" svg:y="13.065cm">
          <draw:text-box>
            <text:p><text:span text:style-name="T2">*_hsize</text:span></text:p>
          </draw:text-box>
        </draw:frame>
        <draw:frame draw:style-name="gr7" draw:text-style-name="P2" draw:layer="layout" svg:width="2.54cm" svg:height="0.662cm" svg:x="15.605cm" svg:y="12.43cm">
          <draw:text-box>
            <text:p><text:span text:style-name="T2">*_hburst</text:span></text:p>
          </draw:text-box>
        </draw:frame>
        <draw:frame draw:style-name="gr7" draw:text-style-name="P2" draw:layer="layout" svg:width="2.54cm" svg:height="0.662cm" svg:x="15.605cm" svg:y="11.795cm">
          <draw:text-box>
            <text:p><text:span text:style-name="T2">*_hwdata</text:span></text:p>
          </draw:text-box>
        </draw:frame>
        <draw:frame draw:style-name="gr7" draw:text-style-name="P2" draw:layer="layout" svg:width="2.54cm" svg:height="0.662cm" svg:x="15.605cm" svg:y="11.16cm">
          <draw:text-box>
            <text:p><text:span text:style-name="T2">*_hrdata</text:span></text:p>
          </draw:text-box>
        </draw:frame>
        <draw:frame draw:style-name="gr7" draw:text-style-name="P2" draw:layer="layout" svg:width="2.54cm" svg:height="0.662cm" svg:x="15.605cm" svg:y="10.525cm">
          <draw:text-box>
            <text:p><text:span text:style-name="T2">*_hready</text:span></text:p>
          </draw:text-box>
        </draw:frame>
        <draw:frame draw:style-name="gr7" draw:text-style-name="P2" draw:layer="layout" svg:width="2.54cm" svg:height="0.662cm" svg:x="16.24cm" svg:y="9.863cm">
          <draw:text-box>
            <text:p><text:span text:style-name="T2">*_hresp</text:span></text:p>
          </draw:text-box>
        </draw:frame>
        <draw:frame draw:style-name="gr7" draw:text-style-name="P2" draw:layer="layout" svg:width="2.54cm" svg:height="0.662cm" svg:x="16.24cm" svg:y="8.593cm">
          <draw:text-box>
            <text:p><text:span text:style-name="T2">*_hgrant</text:span></text:p>
          </draw:text-box>
        </draw:frame>
        <draw:line draw:style-name="gr6" draw:text-style-name="P1" draw:layer="layout" svg:x1="11.795cm" svg:y1="6.715cm" svg:x2="2.27cm" svg:y2="6.715cm">
          <text:p/>
        </draw:line>
        <draw:line draw:style-name="gr6" draw:text-style-name="P1" draw:layer="layout" svg:x1="11.795cm" svg:y1="7.35cm" svg:x2="2.27cm" svg:y2="7.35cm">
          <text:p/>
        </draw:line>
        <draw:line draw:style-name="gr6" draw:text-style-name="P1" draw:layer="layout" svg:x1="2.27cm" svg:y1="8.62cm" svg:x2="11.795cm" svg:y2="8.62cm">
          <text:p/>
        </draw:line>
        <draw:line draw:style-name="gr6" draw:text-style-name="P1" draw:layer="layout" svg:x1="11.796cm" svg:y1="6.715cm" svg:x2="2.271cm" svg:y2="6.715cm">
          <text:p/>
        </draw:line>
        <draw:line draw:style-name="gr6" draw:text-style-name="P1" draw:layer="layout" svg:x1="11.796cm" svg:y1="6.715cm" svg:x2="2.271cm" svg:y2="6.715cm">
          <text:p/>
        </draw:line>
        <draw:line draw:style-name="gr6" draw:text-style-name="P1" draw:layer="layout" svg:x1="2.27cm" svg:y1="9.255cm" svg:x2="11.795cm" svg:y2="9.255cm">
          <text:p/>
        </draw:line>
        <draw:line draw:style-name="gr6" draw:text-style-name="P1" draw:layer="layout" svg:x1="2.27cm" svg:y1="10.525cm" svg:x2="11.795cm" svg:y2="10.525cm">
          <text:p/>
        </draw:line>
        <draw:line draw:style-name="gr6" draw:text-style-name="P1" draw:layer="layout" svg:x1="2.27cm" svg:y1="11.16cm" svg:x2="11.795cm" svg:y2="11.16cm">
          <text:p/>
        </draw:line>
        <draw:line draw:style-name="gr6" draw:text-style-name="P1" draw:layer="layout" svg:x1="2.27cm" svg:y1="11.795cm" svg:x2="11.795cm" svg:y2="11.795cm">
          <text:p/>
        </draw:line>
        <draw:line draw:style-name="gr6" draw:text-style-name="P1" draw:layer="layout" svg:x1="2.27cm" svg:y1="12.43cm" svg:x2="11.795cm" svg:y2="12.43cm">
          <text:p/>
        </draw:line>
        <draw:frame draw:style-name="gr7" draw:text-style-name="P2" draw:layer="layout" svg:width="2.54cm" svg:height="0.662cm" svg:x="2.27cm" svg:y="12.43cm">
          <draw:text-box>
            <text:p><text:span text:style-name="T2">*wb_we_o</text:span></text:p>
          </draw:text-box>
        </draw:frame>
        <draw:frame draw:style-name="gr7" draw:text-style-name="P2" draw:layer="layout" svg:width="2.54cm" svg:height="0.662cm" svg:x="2.27cm" svg:y="11.795cm">
          <draw:text-box>
            <text:p><text:span text:style-name="T2">*wb_sel_o</text:span></text:p>
          </draw:text-box>
        </draw:frame>
        <draw:frame draw:style-name="gr7" draw:text-style-name="P2" draw:layer="layout" svg:width="2.54cm" svg:height="0.662cm" svg:x="2.27cm" svg:y="11.16cm">
          <draw:text-box>
            <text:p><text:span text:style-name="T2">*wb_stb_o</text:span></text:p>
          </draw:text-box>
        </draw:frame>
        <draw:frame draw:style-name="gr7" draw:text-style-name="P2" draw:layer="layout" svg:width="2.54cm" svg:height="0.662cm" svg:x="2.27cm" svg:y="10.525cm">
          <draw:text-box>
            <text:p><text:span text:style-name="T2">*wb_cyc_o</text:span></text:p>
          </draw:text-box>
        </draw:frame>
        <draw:frame draw:style-name="gr7" draw:text-style-name="P2" draw:layer="layout" svg:width="2.54cm" svg:height="0.662cm" svg:x="2.27cm" svg:y="9.255cm">
          <draw:text-box>
            <text:p><text:span text:style-name="T2">*wb_addr_o</text:span></text:p>
          </draw:text-box>
        </draw:frame>
        <draw:frame draw:style-name="gr7" draw:text-style-name="P2" draw:layer="layout" svg:width="2.54cm" svg:height="0.662cm" svg:x="2.27cm" svg:y="8.62cm">
          <draw:text-box>
            <text:p><text:span text:style-name="T2">*wb_data_o</text:span></text:p>
          </draw:text-box>
        </draw:frame>
        <draw:frame draw:style-name="gr7" draw:text-style-name="P2" draw:layer="layout" svg:width="2.54cm" svg:height="0.662cm" svg:x="2.905cm" svg:y="7.323cm">
          <draw:text-box>
            <text:p><text:span text:style-name="T2">*wb_data_i</text:span></text:p>
          </draw:text-box>
        </draw:frame>
        <draw:frame draw:style-name="gr7" draw:text-style-name="P2" draw:layer="layout" svg:width="2.54cm" svg:height="0.662cm" svg:x="2.905cm" svg:y="6.715cm">
          <draw:text-box>
            <text:p><text:span text:style-name="T2">*wb_ack_o</text:span></text:p>
          </draw:text-box>
        </draw:frame>
        <draw:frame draw:style-name="gr7" draw:text-style-name="P2" draw:layer="layout" svg:width="2.54cm" svg:height="0.662cm" svg:x="8.62cm" svg:y="12.43cm">
          <draw:text-box>
            <text:p><text:span text:style-name="T2">we_i</text:span></text:p>
          </draw:text-box>
        </draw:frame>
        <draw:frame draw:style-name="gr7" draw:text-style-name="P2" draw:layer="layout" svg:width="2.54cm" svg:height="0.662cm" svg:x="8.62cm" svg:y="11.768cm">
          <draw:text-box>
            <text:p><text:span text:style-name="T2">sel_i</text:span></text:p>
          </draw:text-box>
        </draw:frame>
        <draw:frame draw:style-name="gr7" draw:text-style-name="P2" draw:layer="layout" svg:width="2.54cm" svg:height="0.662cm" svg:x="8.62cm" svg:y="11.16cm">
          <draw:text-box>
            <text:p><text:span text:style-name="T2">stb_i</text:span></text:p>
          </draw:text-box>
        </draw:frame>
        <draw:frame draw:style-name="gr7" draw:text-style-name="P2" draw:layer="layout" svg:width="2.54cm" svg:height="0.662cm" svg:x="8.62cm" svg:y="10.525cm">
          <draw:text-box>
            <text:p><text:span text:style-name="T2">cyc_i</text:span></text:p>
          </draw:text-box>
        </draw:frame>
        <draw:frame draw:style-name="gr7" draw:text-style-name="P2" draw:layer="layout" svg:width="2.54cm" svg:height="0.662cm" svg:x="8.62cm" svg:y="9.255cm">
          <draw:text-box>
            <text:p><text:span text:style-name="T2">addr_i</text:span></text:p>
          </draw:text-box>
        </draw:frame>
        <draw:frame draw:style-name="gr7" draw:text-style-name="P2" draw:layer="layout" svg:width="2.54cm" svg:height="0.662cm" svg:x="8.62cm" svg:y="8.62cm">
          <draw:text-box>
            <text:p><text:span text:style-name="T2">data_i</text:span></text:p>
          </draw:text-box>
        </draw:frame>
        <draw:frame draw:style-name="gr7" draw:text-style-name="P2" draw:layer="layout" svg:width="2.54cm" svg:height="0.662cm" svg:x="9.255cm" svg:y="7.323cm">
          <draw:text-box>
            <text:p><text:span text:style-name="T2">data_o</text:span></text:p>
          </draw:text-box>
        </draw:frame>
        <draw:frame draw:style-name="gr7" draw:text-style-name="P2" draw:layer="layout" svg:width="2.54cm" svg:height="0.662cm" svg:x="9.255cm" svg:y="6.715cm">
          <draw:text-box>
            <text:p><text:span text:style-name="T2">ack_o</text:span></text:p>
          </draw:text-box>
        </draw:frame>
        <draw:line draw:style-name="gr6" draw:text-style-name="P1" draw:layer="layout" svg:x1="4.81cm" svg:y1="14.97cm" svg:x2="2.27cm" svg:y2="14.97cm">
          <text:p/>
        </draw:line>
        <draw:line draw:style-name="gr6" draw:text-style-name="P1" draw:layer="layout" svg:x1="4.81cm" svg:y1="15.605cm" svg:x2="2.27cm" svg:y2="15.605cm">
          <text:p/>
        </draw:line>
        <draw:frame draw:style-name="gr7" draw:text-style-name="P2" draw:layer="layout" svg:width="2.54cm" svg:height="0.662cm" svg:x="2.905cm" svg:y="14.943cm">
          <draw:text-box>
            <text:p><text:span text:style-name="T2">*wb_err_i</text:span></text:p>
          </draw:text-box>
        </draw:frame>
        <draw:frame draw:style-name="gr7" draw:text-style-name="P2" draw:layer="layout" svg:width="2.54cm" svg:height="0.662cm" svg:x="2.905cm" svg:y="15.578cm">
          <draw:text-box>
            <text:p><text:span text:style-name="T2">*wb_rty_i</text:span></text:p>
          </draw:text-box>
        </draw:frame>
        <draw:frame draw:style-name="gr7" draw:text-style-name="P2" draw:layer="layout" svg:width="2.54cm" svg:height="0.662cm" svg:x="4.84cm" svg:y="14.583cm">
          <draw:text-box>
            <text:p><text:span text:style-name="T2">0</text:span></text:p>
          </draw:text-box>
        </draw:frame>
        <draw:frame draw:style-name="gr7" draw:text-style-name="P2" draw:layer="layout" svg:width="2.54cm" svg:height="0.662cm" svg:x="4.81cm" svg:y="15.27cm">
          <draw:text-box>
            <text:p><text:span text:style-name="T2">0</text:span></text:p>
          </draw:text-box>
        </draw:frame>
        <draw:line draw:style-name="gr6" draw:text-style-name="P1" draw:layer="layout" svg:x1="4.81cm" svg:y1="14.97cm" svg:x2="2.27cm" svg:y2="14.97cm">
          <text:p/>
        </draw:line>
        <draw:frame draw:style-name="gr7" draw:text-style-name="P2" draw:layer="layout" svg:width="2.54cm" svg:height="0.662cm" svg:x="2.905cm" svg:y="4.175cm">
          <draw:text-box>
            <text:p><text:span text:style-name="T2">*wb_clk_i</text:span></text:p>
          </draw:text-box>
        </draw:frame>
        <draw:line draw:style-name="gr6" draw:text-style-name="P1" xml:id="id2" draw:id="id2" draw:layer="layout" svg:x1="4.81cm" svg:y1="4.202cm" svg:x2="2.27cm" svg:y2="4.202cm">
          <text:p/>
        </draw:line>
        <draw:connector draw:style-name="gr8" draw:text-style-name="P1" xml:id="id3" draw:id="id3" draw:layer="layout" draw:line-skew="7.87cm" svg:x1="4.81cm" svg:y1="2.375cm" svg:x2="20.05cm" svg:y2="5.445cm" draw:end-shape="id1" draw:end-glue-point="3" svg:d="m4810 2375h15240v3070 0">
          <text:p/>
        </draw:connector>
        <draw:connector draw:style-name="gr8" draw:text-style-name="P1" draw:layer="layout" draw:line-skew="1.031cm 3.04cm" svg:x1="4.81cm" svg:y1="4.202cm" svg:x2="4.81cm" svg:y2="2.375cm" draw:start-shape="id2" draw:start-glue-point="1" draw:end-shape="id3" draw:end-glue-point="2" svg:d="m4810 4202v-1297 0-530 0">
          <text:p/>
        </draw:connector>
        <draw:frame draw:style-name="gr7" draw:text-style-name="P2" draw:layer="layout" svg:width="2.54cm" svg:height="0.662cm" svg:x="2.905cm" svg:y="16.848cm">
          <draw:text-box>
            <text:p><text:span text:style-name="T2">*wb_rst_i</text:span></text:p>
          </draw:text-box>
        </draw:frame>
        <draw:line draw:style-name="gr6" draw:text-style-name="P1" xml:id="id7" draw:id="id7" draw:layer="layout" svg:x1="4.81cm" svg:y1="16.875cm" svg:x2="2.27cm" svg:y2="16.875cm">
          <text:p/>
        </draw:line>
        <draw:line draw:style-name="gr8" draw:text-style-name="P1" xml:id="id1" draw:id="id1" draw:layer="layout" svg:x1="20.05cm" svg:y1="5.445cm" svg:x2="25.765cm" svg:y2="5.445cm">
          <text:p/>
        </draw:line>
        <draw:line draw:style-name="gr6" draw:text-style-name="P1" xml:id="id6" draw:id="id6" draw:layer="layout" svg:x1="9.255cm" svg:y1="4.81cm" svg:x2="11.795cm" svg:y2="4.81cm">
          <text:p/>
        </draw:line>
        <draw:frame draw:style-name="gr7" draw:text-style-name="P2" draw:layer="layout" svg:width="2.54cm" svg:height="0.662cm" svg:x="9.255cm" svg:y="4.81cm">
          <draw:text-box>
            <text:p><text:span text:style-name="T2">clk_i</text:span></text:p>
          </draw:text-box>
        </draw:frame>
        <draw:line draw:style-name="gr8" draw:text-style-name="P1" xml:id="id5" draw:id="id5" draw:layer="layout" svg:x1="25.765cm" svg:y1="17.51cm" svg:x2="20.685cm" svg:y2="17.51cm">
          <text:p/>
        </draw:line>
        <draw:line draw:style-name="gr6" draw:text-style-name="P1" xml:id="id4" draw:id="id4" draw:layer="layout" svg:x1="9.255cm" svg:y1="16.24cm" svg:x2="11.795cm" svg:y2="16.24cm">
          <text:p/>
        </draw:line>
        <draw:connector draw:style-name="gr8" draw:text-style-name="P1" draw:layer="layout" draw:line-skew="2.465cm" svg:x1="9.255cm" svg:y1="16.24cm" svg:x2="20.685cm" svg:y2="17.51cm" draw:start-shape="id4" draw:start-glue-point="3" draw:end-shape="id5" draw:end-glue-point="3" svg:d="m9255 16240v3175h11430v-1905">
          <text:p/>
        </draw:connector>
        <draw:frame draw:style-name="gr7" draw:text-style-name="P2" draw:layer="layout" svg:width="2.54cm" svg:height="0.662cm" svg:x="9.255cm" svg:y="15.578cm">
          <draw:text-box>
            <text:p><text:span text:style-name="T2">rst_i</text:span></text:p>
          </draw:text-box>
        </draw:frame>
        <draw:frame draw:style-name="gr7" draw:text-style-name="P2" draw:layer="layout" svg:width="2.54cm" svg:height="0.662cm" svg:x="23.225cm" svg:y="16.875cm">
          <draw:text-box>
            <text:p><text:span text:style-name="T2">~hresetn</text:span></text:p>
          </draw:text-box>
        </draw:frame>
        <draw:connector draw:style-name="gr8" draw:text-style-name="P1" draw:layer="layout" draw:line-skew="1.542cm" svg:x1="9.255cm" svg:y1="4.81cm" svg:x2="8.028cm" svg:y2="2.375cm" draw:start-shape="id6" draw:start-glue-point="3" svg:d="m9255 4810v0h-1227v-2435">
          <text:p/>
        </draw:connector>
        <draw:connector draw:style-name="gr8" draw:text-style-name="P1" draw:layer="layout" draw:line-skew="1.969cm" svg:x1="9.261cm" svg:y1="19.182cm" svg:x2="4.81cm" svg:y2="16.875cm" draw:end-shape="id7" draw:end-glue-point="1" svg:d="m9261 19182h-6v-2307h-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bis </meta:initial-creator>
    <meta:creation-date>2012-06-14T20:29:32</meta:creation-date>
    <dc:date>2012-06-23T04:20:20</dc:date>
    <dc:creator>babis </dc:creator>
    <meta:editing-duration>PT35M37S</meta:editing-duration>
    <meta:editing-cycles>4</meta:editing-cycles>
    <meta:generator>LibreOffice/3.3$Linux LibreOffice_project/330m19$Build-401</meta:generator>
    <meta:document-statistic meta:object-count="88"/>
  </office:meta>
</office:document-meta>
</file>